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6330" officeooo:paragraph-rsid="001063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7:58:14.763899116</meta:creation-date>
    <dc:date>2023-10-25T17:59:00.542167044</dc:date>
    <meta:editing-duration>PT4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7.2$Linux_X86_64 LibreOffice_project/30$Build-2</meta:generator>
  </office:meta>
</office:document-meta>
</file>